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9"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0" style:family="paragraph" style:parent-style-name="Table_20_Contents">
      <style:paragraph-properties fo:text-align="center" style:justify-single-word="false"/>
      <style:text-properties officeooo:rsid="0037c70a" officeooo:paragraph-rsid="0037c70a"/>
    </style:style>
    <style:style style:name="P11"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2" style:family="paragraph" style:parent-style-name="Table_20_Contents">
      <style:text-properties officeooo:rsid="004d4082" officeooo:paragraph-rsid="004d4082"/>
    </style:style>
    <style:style style:name="P13" style:family="paragraph" style:parent-style-name="Table_20_Contents">
      <style:text-properties officeooo:rsid="004dd40a" officeooo:paragraph-rsid="000dd953"/>
    </style:style>
    <style:style style:name="P14" style:family="paragraph" style:parent-style-name="Table_20_Contents">
      <style:text-properties officeooo:rsid="004ee154" officeooo:paragraph-rsid="004ee154"/>
    </style:style>
    <style:style style:name="P15" style:family="paragraph" style:parent-style-name="Text_20_body">
      <style:text-properties officeooo:rsid="0013430d" officeooo:paragraph-rsid="0013430d"/>
    </style:style>
    <style:style style:name="P16" style:family="paragraph" style:parent-style-name="Text_20_body">
      <style:text-properties officeooo:rsid="001a91bf" officeooo:paragraph-rsid="001a91bf"/>
    </style:style>
    <style:style style:name="P17" style:family="paragraph" style:parent-style-name="Text_20_body">
      <style:text-properties officeooo:rsid="001bf1d7" officeooo:paragraph-rsid="001bf1d7"/>
    </style:style>
    <style:style style:name="P18" style:family="paragraph" style:parent-style-name="Text_20_body">
      <style:text-properties fo:font-weight="bold" officeooo:rsid="001bf1d7" officeooo:paragraph-rsid="001bf1d7" style:font-weight-asian="bold" style:font-weight-complex="bold"/>
    </style:style>
    <style:style style:name="P19" style:family="paragraph" style:parent-style-name="Text_20_body">
      <style:text-properties fo:font-weight="bold" officeooo:rsid="00227b8d" officeooo:paragraph-rsid="00227b8d" style:font-weight-asian="bold" style:font-weight-complex="bold"/>
    </style:style>
    <style:style style:name="P20" style:family="paragraph" style:parent-style-name="Text_20_body">
      <style:text-properties fo:font-weight="bold" officeooo:rsid="0029e291" officeooo:paragraph-rsid="0029e291" style:font-weight-asian="bold" style:font-weight-complex="bold"/>
    </style:style>
    <style:style style:name="P21" style:family="paragraph" style:parent-style-name="Text_20_body">
      <style:text-properties fo:font-weight="bold" officeooo:rsid="002dab32" officeooo:paragraph-rsid="002dab32" style:font-weight-asian="bold" style:font-weight-complex="bold"/>
    </style:style>
    <style:style style:name="P22"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23"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24" style:family="paragraph" style:parent-style-name="Text_20_body">
      <style:text-properties fo:font-weight="bold" officeooo:rsid="0031e990" officeooo:paragraph-rsid="0031e990" style:font-weight-asian="bold" style:font-weight-complex="bold"/>
    </style:style>
    <style:style style:name="P25" style:family="paragraph" style:parent-style-name="Text_20_body">
      <style:text-properties fo:font-weight="bold" officeooo:rsid="003289f1" officeooo:paragraph-rsid="003289f1" style:font-weight-asian="bold" style:font-weight-complex="bold"/>
    </style:style>
    <style:style style:name="P26"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27"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28"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29"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30"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31"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32" style:family="paragraph" style:parent-style-name="Text_20_body">
      <style:text-properties fo:font-weight="normal" officeooo:rsid="001f7698" officeooo:paragraph-rsid="001f7698" style:font-weight-asian="normal" style:font-weight-complex="normal"/>
    </style:style>
    <style:style style:name="P33" style:family="paragraph" style:parent-style-name="Text_20_body">
      <style:text-properties fo:font-weight="normal" officeooo:rsid="002c1713" officeooo:paragraph-rsid="002a24bc" style:font-weight-asian="normal" style:font-weight-complex="normal"/>
    </style:style>
    <style:style style:name="P34" style:family="paragraph" style:parent-style-name="Text_20_body">
      <style:text-properties fo:font-weight="normal" officeooo:rsid="003289f1" officeooo:paragraph-rsid="002dab32" style:font-weight-asian="normal" style:font-weight-complex="normal"/>
    </style:style>
    <style:style style:name="P35" style:family="paragraph" style:parent-style-name="Text_20_body">
      <style:text-properties fo:font-weight="normal" officeooo:rsid="003289f1" officeooo:paragraph-rsid="003289f1" style:font-weight-asian="normal" style:font-weight-complex="normal"/>
    </style:style>
    <style:style style:name="P36" style:family="paragraph" style:parent-style-name="Text_20_body">
      <style:text-properties fo:font-weight="normal" officeooo:rsid="0033e216" officeooo:paragraph-rsid="002dab32" style:font-weight-asian="normal" style:font-weight-complex="normal"/>
    </style:style>
    <style:style style:name="P37" style:family="paragraph" style:parent-style-name="Text_20_body">
      <style:text-properties fo:font-weight="normal" officeooo:rsid="0033e216" officeooo:paragraph-rsid="003289f1" style:font-weight-asian="normal" style:font-weight-complex="normal"/>
    </style:style>
    <style:style style:name="P38" style:family="paragraph" style:parent-style-name="Text_20_body">
      <style:text-properties fo:font-weight="normal" officeooo:rsid="0033e216" officeooo:paragraph-rsid="0033e216" style:font-weight-asian="normal" style:font-weight-complex="normal"/>
    </style:style>
    <style:style style:name="P39" style:family="paragraph" style:parent-style-name="Text_20_body">
      <style:text-properties fo:font-weight="normal" officeooo:rsid="003255a9" officeooo:paragraph-rsid="002dab32" style:font-weight-asian="normal" style:font-weight-complex="normal"/>
    </style:style>
    <style:style style:name="P40" style:family="paragraph" style:parent-style-name="Text_20_body">
      <style:text-properties fo:font-weight="normal" officeooo:rsid="00358cdf" officeooo:paragraph-rsid="0029e291" style:font-weight-asian="normal" style:font-weight-complex="normal"/>
    </style:style>
    <style:style style:name="P41" style:family="paragraph" style:parent-style-name="Text_20_body">
      <style:text-properties fo:font-weight="normal" officeooo:rsid="00358cdf" officeooo:paragraph-rsid="0031e990" style:font-weight-asian="normal" style:font-weight-complex="normal"/>
    </style:style>
    <style:style style:name="P42" style:family="paragraph" style:parent-style-name="Preformatted_20_Text">
      <style:text-properties officeooo:rsid="0015ed64" officeooo:paragraph-rsid="0015ed64"/>
    </style:style>
    <style:style style:name="P43" style:family="paragraph" style:parent-style-name="Preformatted_20_Text">
      <style:paragraph-properties fo:margin-top="0in" fo:margin-bottom="0.1965in" loext:contextual-spacing="false"/>
    </style:style>
    <style:style style:name="P44" style:family="paragraph" style:parent-style-name="List_20_Contents">
      <style:paragraph-properties fo:margin-top="0in" fo:margin-bottom="0.1965in" loext:contextual-spacing="false"/>
    </style:style>
    <style:style style:name="P45"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46" style:family="paragraph" style:parent-style-name="Table_20_Contents" style:list-style-name="L2">
      <style:paragraph-properties fo:text-align="start" style:justify-single-word="false"/>
      <style:text-properties fo:font-weight="normal" officeooo:rsid="00465f07" officeooo:paragraph-rsid="00465f07" style:font-weight-asian="normal" style:font-weight-complex="normal"/>
    </style:style>
    <style:style style:name="P47"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48"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49" style:family="paragraph" style:parent-style-name="Text_20_body" style:list-style-name="L3"/>
    <style:style style:name="P50"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51"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5ed64"/>
    </style:style>
    <style:style style:name="T4" style:family="text">
      <style:text-properties fo:font-weight="normal" style:font-weight-asian="normal" style:font-weight-complex="normal"/>
    </style:style>
    <style:style style:name="T5" style:family="text">
      <style:text-properties fo:font-weight="normal" officeooo:rsid="003255a9" style:font-weight-asian="normal" style:font-weight-complex="normal"/>
    </style:style>
    <style:style style:name="T6" style:family="text">
      <style:text-properties fo:font-weight="normal" officeooo:rsid="003289f1" style:font-weight-asian="normal" style:font-weight-complex="normal"/>
    </style:style>
    <style:style style:name="T7" style:family="text">
      <style:text-properties fo:font-weight="normal" officeooo:rsid="0033e216" style:font-weight-asian="normal" style:font-weight-complex="normal"/>
    </style:style>
    <style:style style:name="T8" style:family="text">
      <style:text-properties fo:font-weight="normal" officeooo:rsid="00358cdf" style:font-weight-asian="normal" style:font-weight-complex="normal"/>
    </style:style>
    <style:style style:name="T9" style:family="text">
      <style:text-properties officeooo:rsid="00358cdf"/>
    </style:style>
    <style:style style:name="T10" style:family="text">
      <style:text-properties officeooo:rsid="003255a9"/>
    </style:style>
    <style:style style:name="T11" style:family="text">
      <style:text-properties officeooo:rsid="003fcbf4"/>
    </style:style>
    <style:style style:name="T12" style:family="text">
      <style:text-properties officeooo:rsid="004f3e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018727348624">
          <table:table-cell table:style-name="Table1.A1" office:value-type="string">
            <text:p text:style-name="P13"/>
            <text:p text:style-name="P13"/>
            <text:p text:style-name="P14">search in crontab</text:p>
            <text:p text:style-name="P14"/>
            <text:p text:style-name="P13">.sh</text:p>
            <text:p text:style-name="P13"/>
          </table:table-cell>
        </table:table-row>
        <table:table-row table:style-name="TableLine94018727465872">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018727553728">
          <table:table-cell table:style-name="Table1.A2" office:value-type="string">
            <text:p text:style-name="P4">Socket is terminated on call.</text:p>
            <text:p text:style-name="P4"/>
          </table:table-cell>
        </table:table-row>
        <table:table-row table:style-name="TableLine94018727554304">
          <table:table-cell table:style-name="Table1.A2" office:value-type="string">
            <text:p text:style-name="P7"/>
            <text:p text:style-name="P6"/>
            <text:p text:style-name="Table_20_Contents"/>
            <text:p text:style-name="Table_20_Contents"/>
          </table:table-cell>
        </table:table-row>
        <table:table-row table:style-name="TableLine94018727554880">
          <table:table-cell table:style-name="Table1.A2" office:value-type="string">
            <text:p text:style-name="P15">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42"># need to test this first:</text:p>
            <text:p text:style-name="P42"/>
            <text:p text:style-name="Preformatted_20_Text"><text:s/><text:span text:style-name="T2"><text:s/>Label Format = "${Client}-${Level}-${year}-${month}-${Day}-${hour}"</text:span></text:p>
            <text:p text:style-name="Preformatted_20_Text"/>
            <text:p text:style-name="Preformatted_20_Text"><text:s text:c="2"/>L<text:span text:style-name="T2">abelFormat = "Vol"</text:span> <text:span text:style-name="T3"># need to name of client here and date </text:span></text:p>
            <text:p text:style-name="Preformatted_20_Text"/>
            <text:p text:style-name="P43"><text:soft-page-break/>}</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43">}</text:p>
            <text:p text:style-name="P5"/>
          </table:table-cell>
        </table:table-row>
        <table:table-row table:style-name="TableLine94018727555648">
          <table:table-cell table:style-name="Table1.A2" office:value-type="string">
            <text:p text:style-name="P16">Backup sql:</text:p>
            <text:p text:style-name="P16"/>
            <text:p text:style-name="P16">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oft-page-break/><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16"/>
            <text:p text:style-name="P16"/>
          </table:table-cell>
        </table:table-row>
        <table:table-row table:style-name="TableLine94018727556288">
          <table:table-cell table:style-name="Table1.A2" office:value-type="string">
            <text:p text:style-name="P18">No overwrite takes place .<text:line-break/>Incremental backup:<text:line-break/>but no incremental restore:</text:p>
            <text:p text:style-name="P18"/>
            <text:p text:style-name="P17"/>
          </table:table-cell>
        </table:table-row>
        <table:table-row table:style-name="TableLine94018727556928">
          <table:table-cell table:style-name="Table1.A2" office:value-type="string">
            <text:p text:style-name="P32">Basic Volume Management</text:p>
            <text:p text:style-name="P32">- pools , Volumes , Labels:</text:p>
          </table:table-cell>
        </table:table-row>
        <table:table-row table:style-name="TableLine94018727557616">
          <table:table-cell table:style-name="Table1.A2" office:value-type="string">
            <text:p text:style-name="P32">Scheduling:</text:p>
          </table:table-cell>
        </table:table-row>
        <table:table-row table:style-name="TableLine94018727558224">
          <table:table-cell table:style-name="Table1.A2" office:value-type="string">
            <text:p text:style-name="P32">RunBeforeJob = "/opt/bacula/scripts/manual_prune.pl --doprune –expired"</text:p>
          </table:table-cell>
        </table:table-row>
        <table:table-row table:style-name="TableLine94018727558832">
          <table:table-cell table:style-name="Table1.A2" office:value-type="string">
            <text:p text:style-name="P19">THINGS TO BE CONSIDERED BEFORE DISIGNING BACULA :</text:p>
            <text:p text:style-name="P32">To summarize, Bacula Systems advises you to:</text:p>
            <text:p text:style-name="P32">◾ send the BSR files created by backing up your catalog to an email address</text:p>
            <text:p text:style-name="P32">that is on a separate machine.</text:p>
            <text:p text:style-name="P32">◾ Properly configure your Pools with limits on the usage duration and the</text:p>
            <text:p text:style-name="P32">maximum size of your volumes</text:p>
            <text:p text:style-name="P32">◾ configure the truncate operation for purged volumes</text:p>
            <text:p text:style-name="P32">◾ turn off AutoPrune, and prune your volumes regularly</text:p>
            <text:p text:style-name="P32">◾ label your volumes automatically with AutoLabel</text:p>
            <text:p text:style-name="P32">◾ configure multiple devices in the Storage daemon and group them in a Virtual</text:p>
            <text:p text:style-name="P32">Autochanger resource in the Director’s configuration file</text:p>
            <text:p text:style-name="P32">◾ configure extra Device dedicated for Restore in the Virtual Autochanger</text:p>
            <text:p text:style-name="P32">◾ use a different MediaType for each physical location</text:p>
            <text:p text:style-name="P32">◾ limit the Maximum Concurrent Jobs for each device</text:p>
            <text:p text:style-name="P32">◾ test your disk system to find the best global Maximum Concurrent Jobs for</text:p>
            <text:p text:style-name="P32">the Storage daemon</text:p>
            <text:p text:style-name="P32">◾ turn on attribute spooling on all your jobs (Spool Attributes=Yes)</text:p>
            <text:p text:style-name="P32"><text:soft-page-break/>◾ use xfs with barrier=0 over traditional filesystems such as ext3</text:p>
            <text:p text:style-name="P32">◾ use new filesystems such as ext4, zfs or btrfs, xfs, specially if your storage array</text:p>
            <text:p text:style-name="P32">is larger than 8TB</text:p>
            <text:p text:style-name="P32">◾ if possible mirror your volumes to another place over the network, or to copy</text:p>
            <text:p text:style-name="P32">important volumes to tape</text:p>
            <text:p text:style-name="P32">◾ either turn on Accurate in your Job resources or as a compromise turn it on</text:p>
            <text:p text:style-name="P32">once a week in a Schedule resource</text:p>
            <text:p text:style-name="P32">◾ use MaxFullInterval = 31 to ensure you always have a current Full backup</text:p>
          </table:table-cell>
        </table:table-row>
        <table:table-row table:style-name="TableLine94018727559520">
          <table:table-cell table:style-name="Table1.A2" office:value-type="string">
            <text:p text:style-name="P20">Automatic labelling</text:p>
            <text:p text:style-name="P20">check if the job run on schedule:</text:p>
            <text:p text:style-name="P20">-<text:span text:style-name="T8">with automatic labelling, <text:s/>could see the job status with</text:span></text:p>
            <text:p text:style-name="P20"><text:span text:style-name="T8">- </text:span><text:span text:style-name="T9">status director ( displays recent job with status)</text:span></text:p>
            <text:p text:style-name="P20">- <text:span text:style-name="T9">list volumes (volumes made with the completion of job)</text:span></text:p>
            <text:p text:style-name="P20"/>
            <text:p text:style-name="P20">check config file why all the backups are written on first volume name though other volumes are created:</text:p>
            <text:p text:style-name="P20">- <text:span text:style-name="T8">Maximum no. of job = 1 (set it to one, before the creation of new volume in Pool <text:s/>Defination)</text:span></text:p>
            <text:p text:style-name="P40">- by default: it is 0. which allows unlimited no. of job writes until other clauses are not met.</text:p>
            <text:p text:style-name="P20"><text:span text:style-name="T8">- every backup would take place in first volume though other volumes are also labelled with </text:span><text:span text:style-name="T9">Label </text:span><text:span text:style-name="T8">command in console. Even the backup also take place from it.</text:span></text:p>
            <text:p text:style-name="P40"/>
            <text:p text:style-name="P33"><text:line-break/></text:p>
          </table:table-cell>
        </table:table-row>
        <table:table-row table:style-name="TableLine94018727560208">
          <table:table-cell table:style-name="Table1.A2" office:value-type="string">
            <text:p text:style-name="P21">Schedule job not running (How to check)</text:p>
            <text:p text:style-name="P21">- <text:span text:style-name="T8">schedule job runs efficiently with automatic job scheduling:</text:span></text:p>
            <text:p text:style-name="P21"/>
          </table:table-cell>
        </table:table-row>
        <table:table-row table:style-name="TableLine94018727560896">
          <table:table-cell table:style-name="Table1.A2" office:value-type="string">
            <text:p text:style-name="P21">Automatic volume naming not taking place: (How to check)</text:p>
            <text:p text:style-name="P39"/>
            <text:p text:style-name="P21"><text:span text:style-name="T5">- </text:span><text:span text:style-name="T6">new device </text:span><text:span text:style-name="T7">resources </text:span><text:span text:style-name="T6">defination in bacula-fd</text:span></text:p>
            <text:p text:style-name="P34"><text:s text:c="5"/>name = Filestorage2</text:p>
            <text:p text:style-name="P21"><text:span text:style-name="T6">- new Pool </text:span><text:span text:style-name="T7">resource</text:span><text:span text:style-name="T6"> defination in bacula-dir</text:span></text:p>
            <text:p text:style-name="P34"><text:soft-page-break/><text:s text:c="5"/>name = Pool1</text:p>
            <text:p text:style-name="P21"><text:span text:style-name="T6">- </text:span><text:span text:style-name="T7">new Storage resource defination in bacula-dir</text:span></text:p>
            <text:p text:style-name="P36">- </text:p>
            <text:p text:style-name="P35"/>
            <text:p text:style-name="P25"><text:span text:style-name="T4">- Now in Job defination, use Job </text:span><text:span text:style-name="T7">new storage , new pool and new Device;</text:span></text:p>
            <text:p text:style-name="P37">- check for only max volume jobs =1;</text:p>
            <text:p text:style-name="P38"/>
            <text:p text:style-name="P35"><text:s text:c="8"/></text:p>
            <text:p text:style-name="P34"/>
            <text:p text:style-name="P39"/>
            <text:p text:style-name="P21"/>
            <text:p text:style-name="P21"/>
          </table:table-cell>
        </table:table-row>
        <table:table-row table:style-name="TableLine94018727561584">
          <table:table-cell table:style-name="Table1.A2" office:value-type="string">
            <text:p text:style-name="P22">- <text:span text:style-name="T10">variable expansion:</text:span></text:p>
            <text:p text:style-name="P23"/>
            <text:p text:style-name="P45"><text:span text:style-name="Strong_20_Emphasis">Internal Variables</text:span> </text:p>
            <text:p text:style-name="P44"><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 the Job Level </text:p>
            <text:p text:style-name="List_20_Heading">Type </text:p>
            <text:p text:style-name="List_20_Contents">- the Job type </text:p>
            <text:p text:style-name="List_20_Heading">JobId </text:p>
            <text:p text:style-name="List_20_Contents">- the JobId </text:p>
            <text:p text:style-name="List_20_Heading"><text:soft-page-break/>JobName </text:p>
            <text:p text:style-name="List_20_Contents">- the unique job name composed of Job and date </text:p>
            <text:p text:style-name="List_20_Heading">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44">- the Media Type </text:p>
            <text:p text:style-name="P23"/>
            <text:p text:style-name="P23">To create an ISO date: </text:p>
            <text:p text:style-name="P43"><text:s text:c="2"/>DLT-${Year}-${Month:p/2/0/r}-${Day:p/2/0/r}</text:p>
            <text:p text:style-name="Text_20_body">on 20 June 2003 would give <text:span text:style-name="T1">DLT-2003-06-20</text:span> </text:p>
            <text:p text:style-name="P23"/>
          </table:table-cell>
        </table:table-row>
        <table:table-row table:style-name="TableLine94018727562272">
          <table:table-cell table:style-name="Table1.A2" office:value-type="string">
            <text:p text:style-name="P24">- All backups inside same volume name :(Check config for it)</text:p>
            <text:p text:style-name="P24">- <text:span text:style-name="T8">one argument in Pool defination required:</text:span></text:p>
            <text:p text:style-name="P41"/>
            <text:p text:style-name="P24"/>
          </table:table-cell>
        </table:table-row>
        <table:table-row table:style-name="TableLine94018727562960">
          <table:table-cell table:style-name="Table1.A2" office:value-type="string">
            <text:p text:style-name="P26">BVFS</text:p>
          </table:table-cell>
        </table:table-row>
        <table:table-row table:style-name="TableLine94018727563648">
          <table:table-cell table:style-name="Table1.A2" office:value-type="string">
            <text:p text:style-name="P27">Configuration management with config.d </text:p>
            <text:p text:style-name="P28">making file in </text:p>
            <text:list xml:id="list1327794076" text:style-name="L1">
              <text:list-item>
                <text:p text:style-name="P47">config.d/jobs</text:p>
              </text:list-item>
              <text:list-item>
                <text:p text:style-name="P47">config.d/storages.d</text:p>
              </text:list-item>
              <text:list-item>
                <text:p text:style-name="P47">config.d/schedules.d</text:p>
              </text:list-item>
              <text:list-item>
                <text:p text:style-name="P47">etc</text:p>
              </text:list-item>
            </text:list>
            <text:p text:style-name="P28">@ | find etc/bacula /config.d -type f -name *.<text:span text:style-name="T11">conf</text:span> -exec @{} \;</text:p>
            <text:p text:style-name="P31">-testing in 172.28.255.16</text:p>
            <text:p text:style-name="P28"><text:a xlink:type="simple" xlink:href="http://blog.bacula.org/doku.php?id=sample_configs" text:style-name="Internet_20_link" text:visited-style-name="Visited_20_Internet_20_Link">http://blog.bacula.org/doku.php?id=sample_configs</text:a></text:p>
          </table:table-cell>
        </table:table-row>
        <table:table-row table:style-name="TableLine94018727564336">
          <table:table-cell table:style-name="Table1.A2" office:value-type="string">
            <text:p text:style-name="P30">#REAL CASE BACKUP:</text:p>
            <text:p text:style-name="P29"/>
          </table:table-cell>
        </table:table-row>
        <text:soft-page-break/>
        <table:table-row table:style-name="TableLine94018727564336">
          <table:table-cell table:style-name="Table1.A2" office:value-type="string">
            <text:p text:style-name="P50">- <text:span text:style-name="T12">different pool for Incremental, differential and full backups.</text:span></text:p>
            <text:p text:style-name="P50">- <text:span text:style-name="T12">size of pools, How to determine</text:span></text:p>
            <text:p text:style-name="P50">- <text:span text:style-name="T12">automatic volume purning:</text:span></text:p>
            <text:p text:style-name="P50">- </text:p>
          </table:table-cell>
        </table:table-row>
        <table:table-row table:style-name="TableLine94018727564336">
          <table:table-cell table:style-name="Table1.A2" office:value-type="string">
            <text:p text:style-name="P30"/>
          </table:table-cell>
        </table:table-row>
        <table:table-row table:style-name="TableLine94018727564336">
          <table:table-cell table:style-name="Table1.A2" office:value-type="string">
            <text:p text:style-name="P30"/>
          </table:table-cell>
        </table:table-row>
        <table:table-row table:style-name="TableLine94018727564336">
          <table:table-cell table:style-name="Table1.A2" office:value-type="string">
            <text:p text:style-name="P30"/>
          </table:table-cell>
        </table:table-row>
      </table:table>
      <text:p text:style-name="Standard"/>
      <text:p text:style-name="Standard"/>
      <table:table table:name="Table2" table:style-name="Table2">
        <table:table-column table:style-name="Table2.A"/>
        <table:table-row table:style-name="TableLine94018727565648">
          <table:table-cell table:style-name="Table2.A1" office:value-type="string">
            <text:p text:style-name="P11">WEB GUI FOR BACULA:</text:p>
            <text:list xml:id="list97466365" text:style-name="L2">
              <text:list-item>
                <text:p text:style-name="P46">baculum api</text:p>
              </text:list-item>
              <text:list-item>
                <text:p text:style-name="P46">baculum</text:p>
              </text:list-item>
              <text:list-item>
                <text:p text:style-name="P46">bacula-web</text:p>
              </text:list-item>
              <text:list-item>
                <text:p text:style-name="P46"/>
              </text:list-item>
            </text:list>
          </table:table-cell>
        </table:table-row>
        <table:table-row table:style-name="TableLine94018727609456">
          <table:table-cell table:style-name="Table2.A2" office:value-type="string">
            <text:p text:style-name="P8"/>
            <text:p text:style-name="P8"/>
            <text:p text:style-name="P8">BACULUM: A WEB INTERFACE FOR BACULA</text:p>
          </table:table-cell>
        </table:table-row>
        <table:table-row table:style-name="TableLine94018727627984">
          <table:table-cell table:style-name="Table2.A2" office:value-type="string">
            <text:p text:style-name="Text_20_body">For rpm binary there are the following packages: </text:p>
            <text:list xml:id="list2989232220" text:style-name="L3">
              <text:list-item>
                <text:p text:style-name="P51">baculum-api - main Baculum API package with application files </text:p>
              </text:list-item>
              <text:list-item>
                <text:p text:style-name="P51">baculum-api-httpd - Apache web server configuration files for Baculum API </text:p>
              </text:list-item>
              <text:list-item>
                <text:p text:style-name="P51">baculum-api-lighttpd - Lighttpd web server configuration files for Baculum API </text:p>
              </text:list-item>
              <text:list-item>
                <text:p text:style-name="P51">baculum-common - Common files for Baculum API and Baculum Web </text:p>
              </text:list-item>
              <text:list-item>
                <text:p text:style-name="P51">baculum-web - main Baculum Web package with application files </text:p>
              </text:list-item>
              <text:list-item>
                <text:p text:style-name="P51">baculum-web-httpd - Apache web server configuration files for Baculum Web </text:p>
              </text:list-item>
              <text:list-item>
                <text:p text:style-name="P49">baculum-web-lighttpd - Lighttpd web server configuration files for Baculum Web </text:p>
              </text:list-item>
            </text:list>
            <text:p text:style-name="Table_20_Contents"/>
          </table:table-cell>
        </table:table-row>
        <table:table-row table:style-name="TableLine94018727629264">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text:soft-page-break/>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Text_20_body"/>
          </table:table-cell>
        </table:table-row>
        <table:table-row table:style-name="TableLine94018727630912">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4018727634080">
          <table:table-cell table:style-name="Table3.A1" office:value-type="string">
            <text:p text:style-name="P9">ANSIBLE</text:p>
          </table:table-cell>
        </table:table-row>
        <table:table-row table:style-name="TableLine94018727641296">
          <table:table-cell table:style-name="Table3.A2" office:value-type="string">
            <text:p text:style-name="Table_20_Contents"/>
          </table:table-cell>
        </table:table-row>
        <table:table-row table:style-name="TableLine94018727642064">
          <table:table-cell table:style-name="Table3.A2" office:value-type="string">
            <text:p text:style-name="Table_20_Contents"/>
          </table:table-cell>
        </table:table-row>
        <text:soft-page-break/>
        <table:table-row table:style-name="TableLine94018727642640">
          <table:table-cell table:style-name="Table3.A2" office:value-type="string">
            <text:p text:style-name="Table_20_Contents"/>
          </table:table-cell>
        </table:table-row>
      </table:table>
      <text:p text:style-name="Standard"/>
      <table:table table:name="Table4" table:style-name="Table4">
        <table:table-column table:style-name="Table4.A"/>
        <table:table-row table:style-name="TableLine94018727643568">
          <table:table-cell table:style-name="Table4.A1" office:value-type="string">
            <text:p text:style-name="P10">POSTGRESQL</text:p>
          </table:table-cell>
        </table:table-row>
        <table:table-row table:style-name="TableLine94018727646784">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43">sudo yum install postgresql-server postgresql-contrib</text:p>
            <text:p text:style-name="Text_20_body">This might take some time to complete.</text:p>
            <text:h text:style-name="Heading_20_3" text:outline-level="3">3. Initialize the Database</text:h>
            <text:p text:style-name="Text_20_body">Once the installation is done, you can initialize the database using the below command:</text:p>
            <text:p text:style-name="P43">sudo postgresql-setup initdb</text:p>
            <text:h text:style-name="Heading_20_3" text:outline-level="3">4. Start the Database</text:h>
            <text:p text:style-name="Text_20_body">After initializing the database, you can start the database using:</text:p>
            <text:p text:style-name="P43">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43">sudo systemctl enable postgresql</text:p>
            <text:p text:style-name="Table_20_Contents"/>
          </table:table-cell>
        </table:table-row>
        <table:table-row table:style-name="TableLine94018727651360">
          <table:table-cell table:style-name="Table4.A2" office:value-type="string">
            <text:p text:style-name="Table_20_Contents"/>
          </table:table-cell>
        </table:table-row>
      </table:table>
      <text:p text:style-name="Standard"/>
      <text:p text:style-name="Standard"/>
      <table:table table:name="Table5" table:style-name="Table5">
        <table:table-column table:style-name="Table5.A"/>
        <table:table-row table:style-name="TableLine94018727652976">
          <table:table-cell table:style-name="Table5.A1" office:value-type="string">
            <text:p text:style-name="P12">#bck-03 = </text:p>
            <text:p text:style-name="P12">#bck = </text:p>
            <text:p text:style-name="P12">#bck02 = </text:p>
          </table:table-cell>
        </table:table-row>
        <table:table-row table:style-name="TableLine94018727663552">
          <table:table-cell table:style-name="Table5.A2" office:value-type="string">
            <text:p text:style-name="Table_20_Contents"/>
          </table:table-cell>
        </table:table-row>
        <table:table-row table:style-name="TableLine94018727664320">
          <table:table-cell table:style-name="Table5.A2" office:value-type="string">
            <text:p text:style-name="Table_20_Contents"/>
          </table:table-cell>
        </table:table-row>
        <table:table-row table:style-name="TableLine94018727664896">
          <table:table-cell table:style-name="Table5.A2" office:value-type="string">
            <text:p text:style-name="Table_20_Contents"/>
          </table:table-cell>
        </table:table-row>
        <table:table-row table:style-name="TableLine94018727665552">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1-25T22:01:25.289055433</dc:date>
    <meta:editing-duration>P1DT1H46M23S</meta:editing-duration>
    <meta:editing-cycles>45</meta:editing-cycles>
    <meta:document-statistic meta:table-count="5" meta:image-count="0" meta:object-count="0" meta:page-count="9" meta:paragraph-count="239" meta:word-count="1656" meta:character-count="10632" meta:non-whitespace-character-count="9118"/>
  </office:meta>
</office:document-meta>
</file>